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4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5.996cm" svg:height="10.429cm" svg:x="11.845cm" svg:y="1.463cm">
            <draw:object draw:notify-on-update-of-ranges="Hárok1.A2:Hárok1.A26 Hárok1.B1:Hárok1.B1 Hárok1.B2:Hárok1.B26 Hárok1.A2:Hárok1.A26 Hárok1.C1:Hárok1.C1 Hárok1.C2:Hárok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tage</text:p>
          </table:table-cell>
          <table:table-cell office:value-type="string" calcext:value-type="string">
            <text:p>Tries – MUX</text:p>
          </table:table-cell>
          <table:table-cell office:value-type="string" calcext:value-type="string">
            <text:p>Tries – Resist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319" calcext:value-type="float">
            <text:p>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17:46:57.990000000"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2T17:47:37.568000000</dc:date>
    <meta:editing-duration>PT10M13S</meta:editing-duration>
    <meta:editing-cycles>3</meta:editing-cycles>
    <meta:generator>LibreOffice/7.1.3.2$Windows_X86_64 LibreOffice_project/47f78053abe362b9384784d31a6e56f8511eb1c1</meta:generator>
    <meta:document-statistic meta:table-count="1" meta:cell-count="5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60" chart:maximum="300" chart:interval-major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10.43cm" xlink:href=".." xlink:type="simple" chart:class="chart:scatter" chart:style-name="ch1">
        <chart:legend chart:legend-position="end" svg:x="0.418cm" svg:y="8.711cm" style:legend-expansion="custom" svg:width="5.73cm" svg:height="1.283cm" style:legend-expansion-aspect-ratio="4.46609508963367" chart:style-name="ch2"/>
        <chart:plot-area chart:style-name="ch3" table:cell-range-address="Hárok1.A2:Hárok1.C26 Hárok1.B1:Hárok1.C1" chart:data-source-has-labels="row" svg:x="0.318cm" svg:y="0.241cm" svg:width="15.539cm" svg:height="8.167cm">
          <chart:coordinate-region svg:x="1.141cm" svg:y="0.443cm" svg:width="14.428cm" svg:height="7.312cm"/>
          <chart:axis chart:dimension="x" chart:name="primary-x" chart:style-name="ch4">
            <chart:title svg:x="5.775cm" svg:y="8.616cm" chart:style-name="ch5">
              <text:p>Šírka impulzu podvoltovania (ns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árok1.B2:Hárok1.B26" chart:label-cell-address="Hárok1.B1:Hárok1.B1" chart:class="chart:scatter">
            <chart:domain table:cell-range-address="Hárok1.A2:Hárok1.A26"/>
            <chart:data-point chart:repeated="25"/>
          </chart:series>
          <chart:series chart:style-name="ch9" chart:values-cell-range-address="Hárok1.C2:Hárok1.C26" chart:label-cell-address="Hárok1.C1:Hárok1.C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A</text:p>
              </table:table-cell>
              <table:table-cell office:value-type="string">
                <text:p>Tries – MUX</text:p>
                <draw:g>
                  <svg:desc>Hárok1.B1:Hárok1.B1</svg:desc>
                </draw:g>
              </table:table-cell>
              <table:table-cell office:value-type="string">
                <text:p>Tries – Resistor</text:p>
                <draw:g>
                  <svg:desc>Hárok1.C1:Hárok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Hárok1.A2:Hárok1.A26</svg:desc>
                </draw:g>
              </table:table-cell>
              <table:table-cell office:value-type="float" office:value="223">
                <text:p>223</text:p>
                <draw:g>
                  <svg:desc>Hárok1.B2:Hárok1.B26</svg:desc>
                </draw:g>
              </table:table-cell>
              <table:table-cell office:value-type="float" office:value="NaN">
                <text:p>NaN</text:p>
                <draw:g>
                  <svg:desc>Hárok1.C2:Hárok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